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FF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349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.1048622536810426E-4" table:formula="of:=NORMDIST([.A1];[.D1];[.D2];FALSE)" table:style-name="ce1">
            <text:p>0.000110486</text:p>
          </table:table-cell>
          <table:table-cell table:style-name="ce1"/>
          <table:table-cell office:value-type="float" office:value="2100" table:formula="of:=AVERAGE([.A1:.A5])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3.8225842535179595E-4" table:formula="of:=NORMDIST([.A2];[.D1];[.D2];FALSE)" table:style-name="ce1">
            <text:p>0.000382258</text:p>
          </table:table-cell>
          <table:table-cell table:style-name="ce1"/>
          <table:table-cell office:value-type="float" office:value="997.49686716300016" table:formula="of:=STDEV([.A1:.A5])" table:style-name="ce1">
            <text:p>997.4968672</text:p>
          </table:table-cell>
          <table:table-cell table:number-columns-repeated="16380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3.6904589265243664E-4" table:formula="of:=NORMDIST([.A3];[.D1];[.D2];FALSE)" table:style-name="ce1">
            <text:p>0.000369046</text:p>
          </table:table-cell>
          <table:table-cell table:number-columns-repeated="16382" table:style-name="ce1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3.3375877252101089E-4" table:formula="of:=NORMDIST([.A4];[.D1];[.D2];FALSE)" table:style-name="ce1">
            <text:p>0.000333759</text:p>
          </table:table-cell>
          <table:table-cell table:style-name="ce1">
            <draw:frame draw:z-index="1" draw:id="id0" draw:style-name="a0" draw:name="Chart 2" svg:x="0.6798in" svg:y="0.07383in" svg:width="4.99638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2.6621063086902771E-4" table:formula="of:=NORMDIST([.A5];[.D1];[.D2];FALSE)" table:style-name="ce1">
            <text:p>0.000266211</text:p>
          </table:table-cell>
          <table:table-cell table:number-columns-repeated="16382" table:style-name="ce1"/>
        </table:table-row>
        <table:table-row table:style-name="ro1">
          <table:table-cell office:value-type="float" office:value="3800" table:style-name="ce1">
            <text:p>3800</text:p>
          </table:table-cell>
          <table:table-cell office:value-type="float" office:value="9.3602932222523448E-5" table:formula="of:=NORMDIST([.A6];[.D1];[.D2];FALSE)" table:style-name="ce1">
            <text:p>9.36029E-05</text:p>
          </table:table-cell>
          <table:table-cell table:number-columns-repeated="16382" table:style-name="ce1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2.2128152240229662E-5" table:formula="of:=NORMDIST([.A7];[.D1];[.D2];FALSE)" table:style-name="ce1">
            <text:p>2.21282E-05</text:p>
          </table:table-cell>
          <table:table-cell table:number-columns-repeated="16382" table:style-name="ce1"/>
        </table:table-row>
        <table:table-row table:style-name="ro1">
          <table:table-cell office:value-type="float" office:value="4600" table:style-name="ce1">
            <text:p>4600</text:p>
          </table:table-cell>
          <table:table-cell office:value-type="float" office:value="1.7298494923911407E-5" table:formula="of:=NORMDIST([.A8];[.D1];[.D2];FALSE)" table:style-name="ce1">
            <text:p>1.72985E-05</text:p>
          </table:table-cell>
          <table:table-cell table:number-columns-repeated="16382" table:style-name="ce1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5.8426961710267262E-6" table:formula="of:=NORMDIST([.A9];[.D1];[.D2];FALSE)" table:style-name="ce1">
            <text:p>5.8427E-06</text:p>
          </table:table-cell>
          <table:table-cell table:number-columns-repeated="16382" table:style-name="ce1"/>
        </table:table-row>
        <table:table-row table:number-rows-repeated="12" table:style-name="ro1">
          <table:table-cell table:number-columns-repeated="16384"/>
        </table:table-row>
        <table:table-row table:style-name="ro2">
          <table:table-cell office:value-type="string" table:number-columns-spanned="16384" table:number-rows-spanned="1" table:style-name="ce2">
            <text:p>A: Data - D1: MEAN/Average - D2: STDEV - <text:s/>B:NORM.DIST(Ax,D1,D2,FALSE))</text:p>
          </table:table-cell>
          <table:covered-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staieb</meta:initial-creator>
    <dc:creator>staieb</dc:creator>
    <meta:creation-date>2021-05-25T16:38:03Z</meta:creation-date>
    <dc:date>2021-05-25T18:21:01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</office:automatic-styles>
  <office:body>
    <office:chart>
      <chart:chart chart:class="chart:scatter" svg:height="216.0pt" svg:width="359.7392125984252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1:.$B$9" chart:class="chart:scatter" chart:attached-axis="primary-y" chart:style-name="G0S0">
            <chart:domain table:cell-range-address="Sheet1.$A$1:.$A$9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